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0e7c" officeooo:paragraph-rsid="000e0e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1b600" style:font-weight-asian="normal" style:font-weight-complex="normal"/>
    </style:style>
    <style:style style:name="P5" style:family="paragraph" style:parent-style-name="Text_20_body">
      <style:text-properties officeooo:rsid="0021b600" officeooo:paragraph-rsid="0021b600"/>
    </style:style>
    <style:style style:name="P6" style:family="paragraph" style:parent-style-name="Text_20_body">
      <style:text-properties officeooo:rsid="0026edd8" officeooo:paragraph-rsid="0026edd8"/>
    </style:style>
    <style:style style:name="P7" style:family="paragraph" style:parent-style-name="Text_20_body">
      <style:text-properties officeooo:rsid="0029d702" officeooo:paragraph-rsid="0029d702"/>
    </style:style>
    <style:style style:name="P8" style:family="paragraph" style:parent-style-name="Text_20_body">
      <style:text-properties officeooo:rsid="002a1aa3" officeooo:paragraph-rsid="002a1aa3"/>
    </style:style>
    <style:style style:name="P9" style:family="paragraph" style:parent-style-name="Text_20_body">
      <style:text-properties officeooo:rsid="002a1aa3" officeooo:paragraph-rsid="002ec723"/>
    </style:style>
    <style:style style:name="P10" style:family="paragraph" style:parent-style-name="Text_20_body">
      <style:text-properties officeooo:rsid="002d20d8" officeooo:paragraph-rsid="002d20d8"/>
    </style:style>
    <style:style style:name="P11" style:family="paragraph" style:parent-style-name="Text_20_body">
      <style:text-properties officeooo:rsid="002d3c73" officeooo:paragraph-rsid="002d3c73"/>
    </style:style>
    <style:style style:name="P12" style:family="paragraph" style:parent-style-name="Text_20_body">
      <style:text-properties officeooo:rsid="002d3c73" officeooo:paragraph-rsid="002eac70"/>
    </style:style>
    <style:style style:name="P13" style:family="paragraph" style:parent-style-name="Text_20_body">
      <style:text-properties officeooo:rsid="002ec723" officeooo:paragraph-rsid="002ec723"/>
    </style:style>
    <style:style style:name="P14" style:family="paragraph" style:parent-style-name="Preformatted_20_Text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15" style:family="paragraph" style:parent-style-name="Preformatted_20_Text">
      <style:paragraph-properties fo:margin-top="0in" fo:margin-bottom="0.1043in" loext:contextual-spacing="false" fo:line-height="142%" fo:orphans="2" fo:widows="2" fo:padding="0.0937in" fo:border="0.06pt solid #cccccc"/>
    </style:style>
    <style:style style:name="P16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1b600" officeooo:paragraph-rsid="0021b600"/>
    </style:style>
    <style:style style:name="P1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ec723" officeooo:paragraph-rsid="002ec723"/>
    </style:style>
    <style:style style:name="P18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9d702" officeooo:paragraph-rsid="0029d702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bdfc" officeooo:paragraph-rsid="000ebdfc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efff" officeooo:paragraph-rsid="000eefff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817d" officeooo:paragraph-rsid="0010817d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40dd" officeooo:paragraph-rsid="001140dd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7321" officeooo:paragraph-rsid="00117321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d661" officeooo:paragraph-rsid="0011d661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30a8" officeooo:paragraph-rsid="001430a8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fcc1" officeooo:paragraph-rsid="001d48ba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423f" officeooo:paragraph-rsid="001e423f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normal" officeooo:rsid="001699a2" officeooo:paragraph-rsid="001699a2" style:font-style-asian="italic" style:font-weight-asian="normal" style:font-style-complex="italic" style:font-weight-complex="normal"/>
    </style:style>
    <style:style style:name="P30" style:family="paragraph" style:parent-style-name="Text_20_body" style:list-style-name="L3">
      <style:text-properties officeooo:rsid="002363b0" officeooo:paragraph-rsid="002363b0"/>
    </style:style>
    <style:style style:name="P31" style:family="paragraph" style:parent-style-name="Text_20_body" style:list-style-name="L3">
      <style:text-properties officeooo:rsid="0023bd63" officeooo:paragraph-rsid="0023bd63"/>
    </style:style>
    <style:style style:name="P32" style:family="paragraph" style:parent-style-name="Text_20_body" style:list-style-name="L3">
      <style:text-properties officeooo:rsid="0030b839" officeooo:paragraph-rsid="0030b839"/>
    </style:style>
    <style:style style:name="P33" style:family="paragraph" style:parent-style-name="Text_20_body" style:list-style-name="L3">
      <style:text-properties officeooo:rsid="00256efb" officeooo:paragraph-rsid="00256efb"/>
    </style:style>
    <style:style style:name="P34" style:family="paragraph" style:parent-style-name="Text_20_body" style:list-style-name="L3">
      <style:text-properties officeooo:rsid="00262b4e" officeooo:paragraph-rsid="00262b4e"/>
    </style:style>
    <style:style style:name="P35" style:family="paragraph" style:parent-style-name="Text_20_body" style:list-style-name="L3">
      <style:text-properties officeooo:rsid="0026edd8" officeooo:paragraph-rsid="0026edd8"/>
    </style:style>
    <style:style style:name="P36" style:family="paragraph" style:parent-style-name="Text_20_body" style:list-style-name="L3">
      <style:text-properties officeooo:rsid="0026b8d0" officeooo:paragraph-rsid="0026b8d0"/>
    </style:style>
    <style:style style:name="P37" style:family="paragraph" style:parent-style-name="Text_20_body" style:list-style-name="L3">
      <style:text-properties officeooo:rsid="002719d3" officeooo:paragraph-rsid="002719d3"/>
    </style:style>
    <style:style style:name="P38" style:family="paragraph" style:parent-style-name="Text_20_body">
      <style:text-properties officeooo:rsid="0029d702" officeooo:paragraph-rsid="0029d702"/>
    </style:style>
    <style:style style:name="P39" style:family="paragraph" style:parent-style-name="Text_20_body">
      <style:text-properties officeooo:rsid="003301a8" officeooo:paragraph-rsid="003301a8"/>
    </style:style>
    <style:style style:name="P40" style:family="paragraph" style:parent-style-name="Text_20_body" style:list-style-name="L4">
      <style:text-properties officeooo:rsid="003301a8" officeooo:paragraph-rsid="003301a8"/>
    </style:style>
    <style:style style:name="P41" style:family="paragraph" style:parent-style-name="Text_20_body" style:list-style-name="L4">
      <style:text-properties officeooo:rsid="0036c012" officeooo:paragraph-rsid="0036c012"/>
    </style:style>
    <style:style style:name="P42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T1" style:family="text">
      <style:text-properties officeooo:rsid="00104536"/>
    </style:style>
    <style:style style:name="T2" style:family="text">
      <style:text-properties officeooo:rsid="0011d661"/>
    </style:style>
    <style:style style:name="T3" style:family="text">
      <style:text-properties officeooo:rsid="0013979a"/>
    </style:style>
    <style:style style:name="T4" style:family="text">
      <style:text-properties officeooo:rsid="0015b571"/>
    </style:style>
    <style:style style:name="T5" style:family="text">
      <style:text-properties officeooo:rsid="0016b676"/>
    </style:style>
    <style:style style:name="T6" style:family="text">
      <style:text-properties officeooo:rsid="001a2690"/>
    </style:style>
    <style:style style:name="T7" style:family="text">
      <style:text-properties officeooo:rsid="001d48ba"/>
    </style:style>
    <style:style style:name="T8" style:family="text">
      <style:text-properties officeooo:rsid="0021b600"/>
    </style:style>
    <style:style style:name="T9" style:family="text">
      <style:text-properties fo:font-variant="normal" fo:text-transform="none" fo:color="#333333" style:font-name="Menlo" fo:font-size="9.75pt" fo:letter-spacing="normal" fo:font-style="normal" fo:font-weight="normal" fo:background-color="#f8f8f8" loext:char-shading-value="0" loext:padding="0in" loext:border="none"/>
    </style:style>
    <style:style style:name="T10" style:family="text">
      <style:text-properties fo:font-variant="normal" fo:text-transform="none" fo:color="#333333" style:font-name="Menlo" fo:font-size="9.75pt" fo:letter-spacing="normal" fo:font-style="normal" fo:font-weight="bold" fo:background-color="#f8f8f8" loext:char-shading-value="0" loext:padding="0in" loext:border="none"/>
    </style:style>
    <style:style style:name="T11" style:family="text">
      <style:text-properties fo:font-variant="normal" fo:text-transform="none" fo:color="#333333" style:font-name="Menlo" fo:font-size="9.75pt" fo:letter-spacing="normal" fo:font-style="normal" fo:background-color="#f8f8f8" loext:char-shading-value="0" loext:padding="0in" loext:border="none"/>
    </style:style>
    <style:style style:name="T12" style:family="text">
      <style:text-properties fo:font-variant="normal" fo:text-transform="none" fo:color="#333333" fo:letter-spacing="normal" fo:background-color="#f8f8f8" loext:char-shading-value="0" loext:padding="0in" loext:border="none"/>
    </style:style>
    <style:style style:name="T13" style:family="text">
      <style:text-properties fo:font-variant="normal" fo:text-transform="none" fo:color="#dd1144" style:font-name="Menlo" fo:font-size="9.75pt" fo:letter-spacing="normal" fo:font-style="normal" fo:font-weight="normal" fo:background-color="#f8f8f8" loext:char-shading-value="0" loext:padding="0in" loext:border="none"/>
    </style:style>
    <style:style style:name="T14" style:family="text">
      <style:text-properties fo:font-variant="normal" fo:text-transform="none" fo:color="#dd1144" style:font-name="Menlo" fo:font-size="9.75pt" fo:letter-spacing="normal" fo:font-style="normal" fo:background-color="#f8f8f8" loext:char-shading-value="0" loext:padding="0in" loext:border="none"/>
    </style:style>
    <style:style style:name="T15" style:family="text">
      <style:text-properties fo:font-variant="normal" fo:text-transform="none" fo:color="#dd1144" style:font-name="Menlo" fo:font-size="9.75pt" fo:letter-spacing="normal" fo:font-style="normal" officeooo:rsid="0021b600" fo:background-color="#f8f8f8" loext:char-shading-value="0" loext:padding="0in" loext:border="none"/>
    </style:style>
    <style:style style:name="T16" style:family="text">
      <style:text-properties fo:font-variant="normal" fo:text-transform="none" fo:color="#990073" style:font-name="Menlo" fo:font-size="9.75pt" fo:letter-spacing="normal" fo:font-style="normal" fo:font-weight="normal" fo:background-color="#f8f8f8" loext:char-shading-value="0" loext:padding="0in" loext:border="none"/>
    </style:style>
    <style:style style:name="T17" style:family="text">
      <style:text-properties fo:font-variant="normal" fo:text-transform="none" fo:color="#008080" style:font-name="Menlo" fo:font-size="9.75pt" fo:letter-spacing="normal" fo:font-style="normal" fo:font-weight="normal" fo:background-color="#f8f8f8" loext:char-shading-value="0" loext:padding="0in" loext:border="none"/>
    </style:style>
    <style:style style:name="T18" style:family="text">
      <style:text-properties officeooo:rsid="002719d3"/>
    </style:style>
    <style:style style:name="T19" style:family="text">
      <style:text-properties officeooo:rsid="002a1aa3"/>
    </style:style>
    <style:style style:name="T20" style:family="text">
      <style:text-properties officeooo:rsid="002c19cd"/>
    </style:style>
    <style:style style:name="T21" style:family="text">
      <style:text-properties officeooo:rsid="003138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Setup</text:p>
      <text:p text:style-name="P1"/>
      <text:list xml:id="list7310607417377915411" text:style-name="L1">
        <text:list-item>
          <text:p text:style-name="P19">rails new app_path (eg rails new timetracking)</text:p>
        </text:list-item>
        <text:list-item>
          <text:p text:style-name="P20">cd app_path (eg cd timetracking) <text:span text:style-name="T1">and open folder in sublime</text:span></text:p>
        </text:list-item>
        <text:list-item>
          <text:p text:style-name="P21">rails s (starts the server)</text:p>
        </text:list-item>
        <text:list-item>
          <text:p text:style-name="P22">go to localhost:3000</text:p>
        </text:list-item>
        <text:list-item>
          <text:p text:style-name="P23">rake <text:a xlink:type="simple" xlink:href="db:create" text:style-name="Internet_20_link" text:visited-style-name="Visited_20_Internet_20_Link">db:create</text:a> <text:span text:style-name="T2">(create new database)</text:span></text:p>
        </text:list-item>
        <text:list-item>
          <text:p text:style-name="P24">(you can access the console with rails c <text:span text:style-name="T3">and exit with ‘quit’</text:span>)</text:p>
        </text:list-item>
        <text:list-item>
          <text:p text:style-name="P25">git init / add / commit <text:span text:style-name="T4">(“Add initial rails structure”)</text:span></text:p>
        </text:list-item>
        <text:list-item>
          <text:p text:style-name="P29"><text:span text:style-name="T6">EG </text:span>rails g controller projects index (creates a new controller called projects_<text:span text:style-name="T5">controller with index action and route /projects/index</text:span>)</text:p>
        </text:list-item>
        <text:list-item>
          <text:p text:style-name="P26">in config/routes <text:span text:style-name="T7">get '/', to: 'site#home' (create home page) OR root to: ‘site#home’</text:span></text:p>
        </text:list-item>
        <text:list-item>
          <text:p text:style-name="P27">rails g controller site (creates controller for site)</text:p>
        </text:list-item>
        <text:list-item>
          <text:p text:style-name="P28">In site controller:<text:line-break/>def home<text:line-break/><text:tab/>render 'home'</text:p>
          <text:p text:style-name="P28">end</text:p>
        </text:list-item>
        <text:list-item>
          <text:p text:style-name="P28">app/views/site/home.html.erb (view for homepage)</text:p>
        </text:list-item>
      </text:list>
      <text:p text:style-name="P2"/>
      <text:p text:style-name="P4">Forms in rails <text:span text:style-name="T8">http://learn.ironhack.com/#/learning_unit/548</text:span></text:p>
      <text:p text:style-name="P3"/>
      <text:p text:style-name="P3">HTML:</text:p>
      <text:p text:style-name="P3">&lt;form action="/text_inspections" method="post"&gt;</text:p>
      <text:p text:style-name="P3"><text:s text:c="2"/>&lt;div&gt;</text:p>
      <text:p text:style-name="P3"><text:s text:c="4"/>&lt;label for="text_inspection_user_text"&gt;Text&lt;/label&gt;</text:p>
      <text:p text:style-name="P3"><text:s text:c="4"/>&lt;textarea name="text_inspection[user_text]" id="text_inspection_user_text"&gt;&lt;/textarea&gt;</text:p>
      <text:p text:style-name="P3"><text:s text:c="2"/>&lt;/div&gt;</text:p>
      <text:p text:style-name="P3"><text:s text:c="4"/>&lt;button type="submit"&gt;Submit text&lt;/button&gt;</text:p>
      <text:p text:style-name="P3"><text:s text:c="4"/>&lt;input type="hidden" name="authenticity_token"</text:p>
      <text:p text:style-name="P3"><text:s text:c="6"/>value="&lt;%= form_authenticity_token %&gt;"&gt;</text:p>
      <text:p text:style-name="P3">&lt;/form&gt;</text:p>
      <text:p text:style-name="P3"/>
      <text:list xml:id="list235907738480940004" text:style-name="L2">
        <text:list-item>
          <text:p text:style-name="P42"><text:span text:style-name="Source_20_Text"><text:span text:style-name="T11">post </text:span></text:span><text:span text:style-name="Source_20_Text"><text:span text:style-name="T14">"/text_inspections"</text:span></text:span><text:span text:style-name="Source_20_Text"><text:span text:style-name="T11">, </text:span></text:span><text:span text:style-name="Source_20_Text"><text:span text:style-name="T10">to</text:span></text:span><text:span text:style-name="Source_20_Text"><text:span text:style-name="T11">: </text:span></text:span><text:span text:style-name="Source_20_Text"><text:span text:style-name="T14">"text_inspections#create" </text:span></text:span><text:span text:style-name="Source_20_Text"><text:span text:style-name="T15">(Add <text:s/>route)</text:span></text:span></text:p>
        </text:list-item>
      </text:list>
      <text:p text:style-name="P14"><text:span text:style-name="Source_20_Text"><text:span text:style-name="T10">def</text:span></text:span><text:span text:style-name="Source_20_Text"><text:span text:style-name="T11"> create</text:span></text:span></text:p>
      <text:p text:style-name="P15"><text:span text:style-name="Source_20_Text"><text:span text:style-name="T12"><text:s text:c="4"/></text:span></text:span><text:span text:style-name="Source_20_Text"><text:span text:style-name="T17">@text</text:span></text:span><text:span text:style-name="Source_20_Text"><text:span text:style-name="T9"> = params[</text:span></text:span><text:span text:style-name="Source_20_Text"><text:span text:style-name="T16">:text_inspection</text:span></text:span><text:span text:style-name="Source_20_Text"><text:span text:style-name="T9">][</text:span></text:span><text:span text:style-name="Source_20_Text"><text:span text:style-name="T16">:user_text</text:span></text:span><text:span text:style-name="Source_20_Text"><text:span text:style-name="T9">]</text:span></text:span></text:p>
      <text:p text:style-name="P15"><text:span text:style-name="Source_20_Text"><text:span text:style-name="T12"><text:s text:c="4"/></text:span></text:span><text:span text:style-name="Source_20_Text"><text:span text:style-name="T17">@word_count</text:span></text:span><text:span text:style-name="Source_20_Text"><text:span text:style-name="T9"> = </text:span></text:span><text:span text:style-name="Source_20_Text"><text:span text:style-name="T17">@text</text:span></text:span><text:span text:style-name="Source_20_Text"><text:span text:style-name="T9">.split(</text:span></text:span><text:span text:style-name="Source_20_Text"><text:span text:style-name="T13">" "</text:span></text:span><text:span text:style-name="Source_20_Text"><text:span text:style-name="T9">).length</text:span></text:span></text:p>
      <text:p text:style-name="P15"><text:span text:style-name="Source_20_Text"><text:span text:style-name="T12"><text:s text:c="4"/></text:span></text:span><text:span text:style-name="Source_20_Text"><text:span text:style-name="T9">render </text:span></text:span><text:span text:style-name="Source_20_Text"><text:span text:style-name="T16">plain:</text:span></text:span><text:span text:style-name="Source_20_Text"><text:span text:style-name="T9"> </text:span></text:span><text:span text:style-name="Source_20_Text"><text:span text:style-name="T17">@word_count</text:span></text:span></text:p>
      <text:p text:style-name="P15"><text:span text:style-name="Source_20_Text"><text:span text:style-name="T12"><text:s text:c="2"/></text:span></text:span><text:span text:style-name="Source_20_Text"><text:span text:style-name="T10">end</text:span></text:span></text:p>
      <text:p text:style-name="P5">Add create method to the appropriate controller</text:p>
      <text:p text:style-name="P5">You should then redirect!</text:p>
      <text:p text:style-name="P5">Create appropriate view (.html.erb)</text:p>
      <text:p text:style-name="P16"/>
      <text:p text:style-name="P6"/>
      <text:list xml:id="list6482589000996945008" text:style-name="L3">
        <text:list-item>
          <text:p text:style-name="P30">rails g model Project name:string (creates the Project model)</text:p>
        </text:list-item>
        <text:list-item>
          <text:p text:style-name="P31"><text:soft-page-break/>rake <text:a xlink:type="simple" xlink:href="db:migrate" text:style-name="Internet_20_link" text:visited-style-name="Visited_20_Internet_20_Link">db:migrate</text:a> (migrates the database)</text:p>
        </text:list-item>
        <text:list-item>
          <text:p text:style-name="P32">rake/rails <text:a xlink:type="simple" xlink:href="db:seed" text:style-name="Internet_20_link" text:visited-style-name="Visited_20_Internet_20_Link">db:seed</text:a> (make sure you’ve created seeds first)</text:p>
        </text:list-item>
        <text:list-item>
          <text:p text:style-name="P32">OR rails <text:a xlink:type="simple" xlink:href="db:setup" text:style-name="Internet_20_link" text:visited-style-name="Visited_20_Internet_20_Link">db:setup</text:a> does everything</text:p>
        </text:list-item>
        <text:list-item>
          <text:p text:style-name="P33">rails g migration add_description_to_projects description:text</text:p>
        </text:list-item>
        <text:list-item>
          <text:p text:style-name="P34">rake <text:a xlink:type="simple" xlink:href="db:migrate" text:style-name="Internet_20_link" text:visited-style-name="Visited_20_Internet_20_Link">db:migrate</text:a></text:p>
        </text:list-item>
        <text:list-item>
          <text:p text:style-name="P35">rails c (open console)</text:p>
        </text:list-item>
        <text:list-item>
          <text:p text:style-name="P36">reload!</text:p>
        </text:list-item>
        <text:list-item>
          <text:p text:style-name="P36">my_project = Project.new</text:p>
        </text:list-item>
        <text:list-item>
          <text:p text:style-name="P36">my_project.name = “Ironhack” <text:span text:style-name="T18">(also description) [or my_project = Project.new(name:’Ironhack’, description:’description’)</text:span></text:p>
        </text:list-item>
        <text:list-item>
          <text:p text:style-name="P37">my_project.save</text:p>
        </text:list-item>
      </text:list>
      <text:p text:style-name="P5"/>
      <text:p text:style-name="P7">Finding a project:</text:p>
      <text:p text:style-name="P7">Project.find_by(name:"Ironhack") <text:span text:style-name="T20">(if there’s more than one, will return the first)</text:span></text:p>
      <text:p text:style-name="P7"/>
      <text:p text:style-name="P7">Finding a collection (list):</text:p>
      <text:p text:style-name="P7">Project.all <text:span text:style-name="T19">(returns all)</text:span></text:p>
      <text:p text:style-name="P8">Project.where(name: ‘Ironhack’) (with conditions)</text:p>
      <text:p text:style-name="P8">Project.where(name:’Ironhack’)<text:line-break/><text:tab/>.where(“created_at &lt; ?”, Date.yesterday) <text:s/>(chaing conditions)</text:p>
      <text:p text:style-name="P8"/>
      <text:p text:style-name="P11">Project.order(“name ASC”)</text:p>
      <text:p text:style-name="P11">Project.order(“created_at DESC”)</text:p>
      <text:p text:style-name="P11"/>
      <text:p text:style-name="P11">Examples: </text:p>
      <text:p text:style-name="P11">1) All projects not named ‘Ironhack’ → Project.where.not(name:"Ironhack")</text:p>
      <text:p text:style-name="P11">2) Projects created in the last month ordered alphabetically by name → Project.where("created_at &lt; ?", Date.today - 1.month).order("name ASC")</text:p>
      <text:p text:style-name="P11">3) Projects updated yesterday → Project.where("created_at = ?", Date.yesterday)</text:p>
      <text:p text:style-name="P12">4) Project with ID 3 → Project.find_by(id:”3”)</text:p>
      <text:p text:style-name="P12"/>
      <text:p text:style-name="P13"><text:soft-page-break/>renaming:</text:p>
      <text:p text:style-name="P17">project = Project.find 1<text:line-break/>project.name = “New Name”<text:line-break/>project.save<text:line-break/></text:p>
      <text:p text:style-name="P9"/>
      <text:p text:style-name="P10">Dates</text:p>
      <text:p text:style-name="P10">1.day.ago</text:p>
      <text:p text:style-name="P10">1.day.from_now</text:p>
      <text:p text:style-name="P10">Date.today + 1.day</text:p>
      <text:p text:style-name="P18"/>
      <text:p text:style-name="P7"><text:line-break/><text:span text:style-name="T21">Get route → link to the route→ <text:s/>Controller action → View → Post route/patch route</text:span></text:p>
      <text:p text:style-name="P7"/>
      <text:p text:style-name="P39">or:</text:p>
      <text:list xml:id="list3070329328289523259" text:style-name="L4">
        <text:list-item>
          <text:p text:style-name="P40">rails new project_name</text:p>
        </text:list-item>
        <text:list-item>
          <text:p text:style-name="P40">cd project_name</text:p>
        </text:list-item>
        <text:list-item>
          <text:p text:style-name="P40">git init/add/commit</text:p>
        </text:list-item>
        <text:list-item>
          <text:p text:style-name="P40">rails g scaffold project name:string description:text</text:p>
        </text:list-item>
        <text:list-item>
          <text:p text:style-name="P40">rails <text:a xlink:type="simple" xlink:href="db:migrate" text:style-name="Internet_20_link" text:visited-style-name="Visited_20_Internet_20_Link">db:migrate</text:a></text:p>
        </text:list-item>
        <text:list-item>
          <text:p text:style-name="P40">do seeds</text:p>
        </text:list-item>
        <text:list-item>
          <text:p text:style-name="P40">rails <text:a xlink:type="simple" xlink:href="db:seed" text:style-name="Internet_20_link" text:visited-style-name="Visited_20_Internet_20_Link">db:seed</text:a></text:p>
        </text:list-item>
        <text:list-item>
          <text:p text:style-name="P41">Add stuff – validations etc</text:p>
        </text:list-item>
        <text:list-item>
          <text:p text:style-name="P41">For nested things, then do rails g scaffold time_entry name:string etc etc project:references</text:p>
        </text:list-item>
        <text:list-item>
          <text:p text:style-name="P41">You need to nest the routes:</text:p>
          <text:p text:style-name="P41">resources :projects do<text:line-break/> <text:tab/>resources :time_entries<text:line-break/>end</text:p>
        </text:list-item>
        <text:list-item>
          <text:p text:style-name="P41">add has_many to the project mod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45:29.778406505</meta:creation-date>
    <dc:date>2016-11-10T15:48:51.054876798</dc:date>
    <meta:editing-duration>PT15H36M45S</meta:editing-duration>
    <meta:editing-cycles>45</meta:editing-cycles>
    <meta:generator>LibreOffice/5.1.4.2$Linux_X86_64 LibreOffice_project/10m0$Build-2</meta:generator>
    <meta:document-statistic meta:table-count="0" meta:image-count="0" meta:object-count="0" meta:page-count="3" meta:paragraph-count="78" meta:word-count="418" meta:character-count="3198" meta:non-whitespace-character-count="2843"/>
  </office:meta>
</office:document-meta>
</file>